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10000013FC72CE9FF134A9B86.png" manifest:media-type="image/png"/>
  <manifest:file-entry manifest:full-path="Pictures/100002010000021E0000013F5F035C18226C2485.png" manifest:media-type="image/png"/>
  <manifest:file-entry manifest:full-path="Pictures/100002010000026E0000016AD08850B6AAE0F2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efe1" style:font-size-complex="12pt" style:font-style-complex="italic"/>
    </style:style>
    <style:style style:name="P2" style:family="paragraph" style:parent-style-name="Standard">
      <style:text-properties officeooo:rsid="0015efe1" officeooo:paragraph-rsid="0015efe1" style:font-size-complex="12pt" style:font-style-complex="italic"/>
    </style:style>
    <style:style style:name="P3" style:family="paragraph" style:parent-style-name="Table_20_Contents">
      <style:text-properties officeooo:paragraph-rsid="0015ef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<draw:frame draw:style-name="fr2" draw:name="Image1" text:anchor-type="char" svg:x="0.284cm" svg:y="0.104cm" svg:width="8.497cm" svg:height="4.944cm" draw:z-index="0"><draw:image xlink:href="Pictures/100002010000026E0000016AD08850B6AAE0F227.png" xlink:type="simple" xlink:show="embed" xlink:actuate="onLoad" loext:mime-type="image/png"/></draw:frame><draw:frame draw:style-name="fr1" draw:name="Image2" text:anchor-type="char" svg:x="8.908cm" svg:y="0.148cm" svg:width="8.253cm" svg:height="4.858cm" draw:z-index="1"><draw:image xlink:href="Pictures/100002010000021E0000013F5F035C18226C248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<draw:frame draw:style-name="fr1" draw:name="Image3" text:anchor-type="char" svg:x="3.886cm" svg:y="0.199cm" svg:width="8.894cm" svg:height="5.205cm" draw:z-index="2"><draw:image xlink:href="Pictures/10000201000002210000013FC72CE9FF134A9B8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1"><draw:frame draw:style-name="fr2" draw:name="Image4" text:anchor-type="char" svg:x="0.284cm" svg:y="0.104cm" svg:width="8.497cm" svg:height="4.944cm" draw:z-index="3"><draw:image xlink:href="Pictures/100002010000026E0000016AD08850B6AAE0F227.png" xlink:type="simple" xlink:show="embed" xlink:actuate="onLoad" loext:mime-type="image/png"/></draw:frame><draw:frame draw:style-name="fr1" draw:name="Image5" text:anchor-type="char" svg:x="8.908cm" svg:y="0.148cm" svg:width="8.253cm" svg:height="4.858cm" draw:z-index="4"><draw:image xlink:href="Pictures/100002010000021E0000013F5F035C18226C248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<draw:frame draw:style-name="fr1" draw:name="Image6" text:anchor-type="char" svg:x="3.886cm" svg:y="0.199cm" svg:width="8.894cm" svg:height="5.205cm" draw:z-index="5"><draw:image xlink:href="Pictures/10000201000002210000013FC72CE9FF134A9B8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08:33:36.937661107</meta:creation-date>
    <dc:date>2022-01-26T08:54:15.710593180</dc:date>
    <meta:editing-duration>PT10M28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